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ext-properties fo:color="#000000" fo:font-weight="normal" style:font-weight-asian="normal" style:font-weight-complex="normal"/>
    </style:style>
    <style:style style:name="ce31" style:family="table-cell" style:parent-style-name="Default">
      <style:text-properties fo:color="#ff4000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4">( select * from Z )</text:span><text:span text:style-name="T5"> </text:span><text:span text:style-name="T6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29"/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32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31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5" office:value-type="string" calcext:value-type="string">
            <text:p>B.col2 IN</text:p>
          </table:table-cell>
          <table:table-cell table:style-name="ce36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35" office:value-type="string" calcext:value-type="string">
            <text:p>B.col2 NOT IN</text:p>
          </table:table-cell>
          <table:table-cell table:style-name="ce36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>
            <text:p>Đã clear</text:p>
          </table:table-cell>
          <table:table-cell table:style-name="ce34" table:number-columns-repeated="1023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31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NOT Exists</text:p>
          </table:table-cell>
          <table:table-cell table:style-name="ce34" table:number-columns-repeated="1023"/>
        </table:table-row>
        <table:table-row table:style-name="ro1">
          <table:table-cell table:style-name="ce38"/>
          <table:table-cell table:style-name="ce39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table table:name="Sheet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elect * from A a</text:p>
          </table:table-cell>
          <table:table-cell table:number-columns-repeated="4"/>
          <table:table-cell office:value-type="string" calcext:value-type="string">
            <text:p>List&lt;String&gt;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.col1 <text:s/>IN (“123”, “456”, “56”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col2 from 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* from C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ol1 Between 123 and 456</text:p>
          </table:table-cell>
          <table:table-cell table:number-columns-repeated="2"/>
          <table:table-cell office:value-type="string" calcext:value-type="string">
            <text:p>Col1 &gt;= 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1 &lt;= 456</text:p>
          </table:table-cell>
          <table:table-cell table:number-columns-repeated="2"/>
        </table:table-row>
      </table:table>
      <table:table table:name="Sheet9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lect * from abc where abc IN(‘123’, ‘234’, ‘345’) and NOT IN(‘234’,’345’)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4"/>
          <table:table-cell table:style-name="ce32" office:value-type="string" calcext:value-type="string">
            <text:p>Select * FROM table1 tbl1 INNER JOIN table2 tbl2 ON ( (tbl1.col1, tbl1.col2) NOT IN (tbl2.col1, tbl2.col2) )</text:p>
          </table:table-cell>
          <table:table-cell/>
        </table:table-row>
      </table:table>
      <table:table table:name="Sheet10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27" office:value-type="string" calcext:value-type="string">
            <text:p>Map&lt;String, List&lt;ColumnInfo&gt;&gt;</text:p>
          </table:table-cell>
          <table:table-cell table:number-columns-repeated="3"/>
          <table:table-cell table:style-name="ce27" office:value-type="string" calcext:value-type="string">
            <text:p>ColumnInf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27" office:value-type="string" calcext:value-type="string">
            <text:p>TypeName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table:style-name="ce27"/>
          <table:table-cell table:number-columns-repeated="12"/>
          <table:table-cell office:value-type="string" calcext:value-type="string">
            <text:p>TypeValue</text:p>
          </table:table-cell>
          <table:table-cell office:value-type="float" office:value="255.4" calcext:value-type="float">
            <text:p>255.4</text:p>
          </table:table-cell>
          <table:table-cell office:value-type="string" calcext:value-type="string">
            <text:p><text:span text:style-name="T7">[p,s</text:span>]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isForiegn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0"/>
          <table:table-cell office:value-type="string" calcext:value-type="string">
            <text:p>is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nfirm</text:p>
          </table:table-cell>
          <table:table-cell office:value-type="string" calcext:value-type="string">
            <text:p>A = B = 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List&lt;T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st&lt;T&gt;</text:p>
          </table:table-cell>
          <table:table-cell table:number-columns-repeated="4"/>
          <table:table-cell office:value-type="string" calcext:value-type="string">
            <text:p>Function 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Find unique key all table.colName. All equ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 Function Gen ra unique key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return Map&lt;String, String&gt;</text:p>
          </table:table-cell>
          <table:table-cell table:number-columns-repeated="3"/>
          <table:table-cell office:value-type="string" calcext:value-type="string">
            <text:p>return Map&lt;String, String&gt;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.col1 = B.col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.col1 != 5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.col2 = C.col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2:56:03.600941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20T22:56:36.874765855</dc:date>
    <meta:editing-duration>PT8H11M24S</meta:editing-duration>
    <meta:editing-cycles>9</meta:editing-cycles>
    <meta:generator>LibreOffice/6.4.7.2$Linux_X86_64 LibreOffice_project/40$Build-2</meta:generator>
    <meta:document-statistic meta:table-count="10" meta:cell-count="217" meta:object-count="0"/>
  </office:meta>
</office:document-meta>
</file>